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I won’t write my thoughts down. It just helps me lose my way. My thoughts, the feelings with which I want to write only live in my heart. And, if I’m good enough, they will also shine through my words. But I can’t express them here. So, let this be the final lesson of this small series: write only what you mean, where you mea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